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/>
    <style:font-face style:name="Liberation Sans1" svg:font-family="'Liberation Sans'" style:font-pitch="variable"/>
    <style:font-face style:name="メイリオ1" svg:font-family="メイリオ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2.3cm"/>
    </style:style>
    <style:style style:name="gr2" style:family="graphic" style:parent-style-name="standard">
      <style:graphic-properties draw:stroke="none" svg:stroke-color="#000000" draw:fill="none" draw:fill-color="#ffffff" fo:min-height="1.347cm"/>
    </style:style>
    <style:style style:name="gr3" style:family="graphic" style:parent-style-name="standard">
      <style:graphic-properties draw:stroke="none" svg:stroke-color="#000000" draw:fill="none" draw:fill-color="#ffffff" fo:min-height="1.373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1.908cm" fo:min-width="2.199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742cm" fo:min-width="2.5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7" style:family="graphic" style:parent-style-name="standard">
      <style:graphic-properties draw:stroke="none" draw:fill="none" fo:min-height="0.849cm"/>
    </style:style>
    <style:style style:name="gr8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6pt" style:font-size-complex="18pt"/>
    </style:style>
    <style:style style:name="P3" style:family="paragraph">
      <loext:graphic-properties draw:fill="none" draw:fill-color="#ffffff"/>
      <style:text-properties fo:font-size="18pt" style:font-size-asian="16pt" style:font-size-complex="18pt"/>
    </style:style>
    <style:style style:name="P4" style:family="paragraph">
      <style:text-properties fo:color="#000000" style:font-name="メイリオ" fo:font-size="2pt" fo:language="ja" fo:country="JP" fo:font-weight="bold" style:font-name-asian="メイリオ" style:font-size-asian="13pt" style:font-style-asian="normal" style:font-weight-asian="bold" style:font-size-complex="2pt" style:font-weight-complex="bold"/>
    </style:style>
    <style:style style:name="P5" style:family="paragraph">
      <loext:graphic-properties draw:fill="none" draw:fill-color="#ffffff"/>
      <style:text-properties fo:color="#000000" style:font-name="メイリオ" fo:font-size="2pt" fo:language="ja" fo:country="JP" fo:font-weight="bold" style:font-name-asian="メイリオ" style:font-size-asian="13pt" style:font-style-asian="normal" style:font-weight-asian="bold" style:font-size-complex="2pt" style:font-weight-complex="bold"/>
    </style:style>
    <style:style style:name="P6" style:family="paragraph"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text-properties fo:font-size="18pt" style:font-size-asian="18pt" style:font-size-complex="18pt"/>
    </style:style>
    <style:style style:name="P8" style:family="paragraph">
      <style:text-properties fo:color="#000000" style:font-name="メイリオ" fo:font-size="2pt" fo:language="ja" fo:country="JP" fo:font-weight="bold" style:font-name-asian="メイリオ" style:font-size-asian="14pt" style:font-weight-asian="bold" style:font-size-complex="2pt" style:font-weight-complex="bold"/>
    </style:style>
    <style:style style:name="P9" style:family="paragraph">
      <style:paragraph-properties fo:margin-left="0cm" fo:margin-right="0cm" fo:margin-top="0cm" fo:margin-bottom="0cm" style:line-height-at-least="0.02cm" fo:text-align="justify" fo:text-indent="0cm"/>
      <style:text-properties fo:color="#000000" style:font-name="メイリオ" fo:font-size="2pt" fo:language="ja" fo:country="JP" fo:font-weight="bold" fo:background-color="transparent" style:font-name-asian="メイリオ" style:font-size-asian="14pt" style:font-style-asian="normal" style:font-weight-asian="bold" style:font-size-complex="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style:line-height-at-least="0.02cm" fo:text-align="justify" fo:text-indent="0cm"/>
      <style:text-properties fo:color="#000000" style:font-name="メイリオ" fo:font-size="2pt" fo:language="ja" fo:country="JP" fo:font-weight="bold" fo:background-color="transparent" style:font-name-asian="メイリオ" style:font-size-asian="14pt" style:font-style-asian="normal" style:font-weight-asian="bold" style:font-size-complex="2pt" style:font-weight-complex="bold"/>
    </style:style>
    <style:style style:name="P11" style:family="paragraph">
      <style:paragraph-properties fo:margin-left="0cm" fo:margin-right="0cm" fo:margin-top="0cm" fo:margin-bottom="0cm" style:line-height-at-least="0.02cm" fo:text-align="justify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style:line-height-at-least="0.02cm" fo:text-align="justify" fo:text-indent="0cm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text-properties fo:color="#000000" style:font-name="メイリオ" fo:font-size="2pt" fo:language="ja" fo:country="JP" fo:font-weight="bold" style:font-name-asian="メイリオ" style:font-size-asian="14pt" style:font-weight-asian="bold" style:font-size-complex="2pt" style:font-weight-complex="bold"/>
    </style:style>
    <style:style style:name="T1" style:family="text">
      <style:text-properties fo:font-size="18pt" fo:background-color="transparent" style:font-size-asian="16pt" style:font-weight-asian="bold" style:font-size-complex="18pt"/>
    </style:style>
    <style:style style:name="T2" style:family="text">
      <style:text-properties fo:font-size="18pt" style:font-size-asian="15pt" style:font-weight-asian="bold" style:font-size-complex="18pt"/>
    </style:style>
    <style:style style:name="T3" style:family="text">
      <style:text-properties fo:font-size="18pt" fo:background-color="transparent" style:font-size-asian="13pt" style:font-style-asian="normal" style:font-weight-asian="bold" style:font-size-complex="18pt"/>
    </style:style>
    <style:style style:name="T4" style:family="text">
      <style:text-properties fo:font-size="18pt" fo:background-color="transparent" style:font-size-asian="18pt" style:font-weight-asian="bold" style:font-size-complex="18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メイリオ" fo:font-size="18pt" fo:language="ja" fo:country="JP" fo:font-style="normal" fo:text-shadow="none" style:text-underline-style="none" fo:font-weight="bold" style:letter-kerning="true" fo:background-color="transparent" style:font-name-asian="メイリオ" style:font-size-asian="16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8pt" fo:background-color="transparent" style:font-size-asian="16pt" style:font-style-asian="normal" style:font-weight-asian="bold" style:font-size-complex="18pt"/>
    </style:style>
    <style:style style:name="T7" style:family="text">
      <style:text-properties fo:color="#000000" style:font-name="メイリオ" fo:font-size="18pt" fo:language="ja" fo:country="JP" fo:font-weight="bold" fo:background-color="transparent" style:font-name-asian="メイリオ" style:font-size-asian="16pt" style:font-style-asian="normal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.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39cm" svg:height="1.597cm" svg:x="-0.239cm" svg:y="0.3cm">
          <draw:text-box>
            <text:p text:style-name="P2"><text:span text:style-name="T1">職業訓練</text:span></text:p>
            <text:p text:style-name="P2"><text:span text:style-name="T2">CS</text:span><text:span text:style-name="T2">スクール</text:span></text:p>
          </draw:text-box>
        </draw:frame>
      </draw:page>
      <draw:page draw:name="page2" draw:style-name="dp1" draw:master-page-name="標準">
        <draw:custom-shape draw:style-name="gr1" draw:text-style-name="P1" draw:layer="layout" svg:width="2.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3cm" svg:height="1.623cm" svg:x="-0.2cm" svg:y="0.285cm">
          <draw:text-box>
            <text:p text:style-name="P4"><text:span text:style-name="T3">パソコンなら</text:span></text:p>
            <text:p text:style-name="P4"><text:span text:style-name="T3">青年お助け隊</text:span></text:p>
          </draw:text-box>
        </draw:frame>
      </draw:page>
      <draw:page draw:name="page3" draw:style-name="dp1" draw:master-page-name="標準">
        <draw:custom-shape draw:style-name="gr1" draw:text-style-name="P1" draw:layer="layout" svg:width="2.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.699cm" svg:height="2.158cm" svg:x="0.079cm" svg:y="-0.115cm">
          <draw:text-box>
            <text:p text:style-name="P6"><text:span text:style-name="T4">相　　談</text:span></text:p>
            <text:p text:style-name="P6"><text:span text:style-name="T4">カ ウ ン</text:span></text:p>
            <text:p text:style-name="P6"><text:span text:style-name="T4">セリング</text:span></text:p>
          </draw:text-box>
        </draw:frame>
      </draw:page>
      <draw:page draw:name="page4" draw:style-name="dp1" draw:master-page-name="標準">
        <draw:custom-shape draw:style-name="gr1" draw:text-style-name="P1" draw:layer="layout" svg:width="2.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39cm" svg:height="1.945cm" svg:x="0.061cm" svg:y="0.14cm">
          <draw:text-box>
            <text:p text:style-name="P8"><text:span text:style-name="T1">自立支援</text:span></text:p>
            <text:p text:style-name="P8"><text:span text:style-name="T1">サークル</text:span></text:p>
          </draw:text-box>
        </draw:frame>
      </draw:page>
      <draw:page draw:name="page5" draw:style-name="dp1" draw:master-page-name="標準">
        <draw:custom-shape draw:style-name="gr1" draw:text-style-name="P1" draw:layer="layout" svg:width="2.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39cm" svg:height="1.597cm" svg:x="0cm" svg:y="0.585cm">
          <draw:text-box>
            <text:p text:style-name="P8"><text:span text:style-name="T5">団体概要</text:span></text:p>
          </draw:text-box>
        </draw:frame>
      </draw:page>
      <draw:page draw:name="page6" draw:style-name="dp1" draw:master-page-name="標準">
        <draw:custom-shape draw:style-name="gr1" draw:text-style-name="P1" draw:layer="layout" svg:width="2.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3cm" svg:height="1.098cm" svg:x="0cm" svg:y="-0.207cm">
          <draw:text-box>
            <text:p text:style-name="P9"><text:span text:style-name="T6">ご 支 援</text:span></text:p>
          </draw:text-box>
        </draw:frame>
        <draw:frame draw:style-name="gr6" draw:text-style-name="P12" draw:layer="layout" svg:width="2.564cm" svg:height="1.098cm" svg:x="0.036cm" svg:y="0.385cm">
          <draw:text-box>
            <text:p text:style-name="P11"><text:span text:style-name="T7">入 会 の</text:span></text:p>
          </draw:text-box>
        </draw:frame>
        <draw:frame draw:style-name="gr7" draw:text-style-name="P13" draw:layer="layout" svg:width="2.564cm" svg:height="1.099cm" svg:x="0.1cm" svg:y="1.085cm">
          <draw:text-box>
            <text:p><text:span text:style-name="T7">ご 案 内</text:span></text:p>
          </draw:text-box>
        </draw:frame>
      </draw:page>
      <draw:page draw:name="page7" draw:style-name="dp1" draw:master-page-name="標準">
        <draw:custom-shape draw:style-name="gr1" draw:text-style-name="P1" draw:layer="layout" svg:width="2.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2.859cm" svg:height="1.098cm" svg:x="-0.039cm" svg:y="0.585cm">
          <draw:text-box>
            <text:p text:style-name="P8"><text:span text:style-name="T5">リンク集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メイリオ" svg:font-family="メイリオ"/>
    <style:font-face style:name="Liberation Sans1" svg:font-family="'Liberation Sans'" style:font-pitch="variable"/>
    <style:font-face style:name="メイリオ1" svg:font-family="メイリオ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85cm" fo:margin-bottom="0cm" fo:margin-left="0cm" fo:margin-right="0cm" fo:page-width="2.82cm" fo:page-height="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4T15:02:58.065000000</meta:creation-date>
    <dc:date>2019-06-04T15:33:06.408000000</dc:date>
    <meta:editing-duration>PT19M30S</meta:editing-duration>
    <meta:editing-cycles>5</meta:editing-cycles>
    <meta:generator>LibreOffice/6.2.4.2$Windows_x86 LibreOffice_project/2412653d852ce75f65fbfa83fb7e7b669a126d64</meta:generator>
    <meta:document-statistic meta:object-count="16"/>
  </office:meta>
</office:document-meta>
</file>